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d320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draw:fill-color="#ff420e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stroke="none" svg:stroke-color="#000000" draw:fill="none" draw:fill-color="#ffffff" fo:min-height="0.637cm"/>
    </style:style>
    <style:style style:name="gr4" style:family="graphic" style:parent-style-name="standard">
      <style:graphic-properties draw:stroke="none" draw:fill-color="#579d1c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draw:stroke="none" draw:fill-color="#7e0021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-color="#83caff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svg:stroke-color="#000000" draw:fill="none" draw:fill-color="#ffffff" fo:min-height="0.955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cm" svg:height="0.4cm" svg:x="4.6cm" svg:y="6.6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0.4cm" svg:x="1.8cm" svg:y="6.69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7cm" svg:height="0.887cm" svg:x="2cm" svg:y="6.609cm">
          <draw:text-box>
            <text:p><text:span text:style-name="T1">OpenMP (none)</text:span></text:p>
          </draw:text-box>
        </draw:frame>
        <draw:frame draw:style-name="gr3" draw:text-style-name="P2" draw:layer="layout" svg:width="3cm" svg:height="0.887cm" svg:x="4.8cm" svg:y="6.596cm">
          <draw:text-box>
            <text:p><text:span text:style-name="T1">OpenMP (compact)</text:span></text:p>
          </draw:text-box>
        </draw:frame>
        <draw:custom-shape draw:style-name="gr4" draw:text-style-name="P1" draw:layer="layout" svg:width="0.4cm" svg:height="0.4cm" svg:x="7.8cm" svg:y="6.69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1cm" svg:height="0.887cm" svg:x="8cm" svg:y="6.596cm">
          <draw:text-box>
            <text:p><text:span text:style-name="T1">OpenMP (scatter)</text:span></text:p>
          </draw:text-box>
        </draw:frame>
        <draw:custom-shape draw:style-name="gr5" draw:text-style-name="P1" draw:layer="layout" svg:width="0.4cm" svg:height="0.4cm" svg:x="10.8cm" svg:y="6.69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2cm" svg:height="0.887cm" svg:x="11cm" svg:y="6.609cm">
          <draw:text-box>
            <text:p><text:span text:style-name="T1">OpenMP (balanced)</text:span></text:p>
          </draw:text-box>
        </draw:frame>
        <draw:custom-shape draw:style-name="gr6" draw:text-style-name="P1" draw:layer="layout" svg:width="0.4cm" svg:height="0.4cm" svg:x="14.1cm" svg:y="6.69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7cm" svg:height="1.205cm" svg:x="14.3cm" svg:y="6.596cm">
          <draw:text-box>
            <text:p><text:span text:style-name="T1">Cilk Plus</text:span></text:p>
          </draw:text-box>
        </draw:frame>
        <draw:frame draw:style-name="gr8" draw:text-style-name="P1" draw:layer="layout" svg:width="8.5cm" svg:height="6cm" svg:x="0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8.5cm" svg:height="6cm" svg:x="8.5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6:52:01.987446187</dc:date>
    <meta:editing-duration>PT43M50S</meta:editing-duration>
    <meta:editing-cycles>18</meta:editing-cycles>
    <meta:generator>LibreOffice/4.1.5.3$Linux_X86_64 LibreOffice_project/410m0$Build-3</meta:generator>
    <meta:document-statistic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429cm" svg:y="0.119cm" svg:width="6.849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722cm" svg:y="5.513cm" chart:style-name="ch4">
              <text:p>n</text:p>
            </chart:title>
            <chart:categories table:cell-range-address="local-table.$A$2:.$A$14"/>
          </chart:axis>
          <chart:axis chart:dimension="y" chart:name="primary-y" chart:style-name="ch5">
            <chart:title svg:x="0.771cm" svg:y="3.482cm" chart:style-name="ch6">
              <text:p>msort n 32</text:p>
            </chart:title>
          </chart:axis>
          <chart:series chart:style-name="ch7" chart:values-cell-range-address="local-table.$B$2:.$B$14" chart:label-cell-address="local-table.$B$1" chart:class="chart:line">
            <chart:data-point chart:repeated="13"/>
          </chart:series>
          <chart:series chart:style-name="ch8" chart:values-cell-range-address="local-table.$C$2:.$C$14" chart:label-cell-address="local-table.$C$1" chart:class="chart:line">
            <chart:data-point chart:repeated="13"/>
          </chart:series>
          <chart:series chart:style-name="ch9" chart:values-cell-range-address="local-table.$D$2:.$D$14" chart:label-cell-address="local-table.$D$1" chart:class="chart:line">
            <chart:data-point chart:repeated="13"/>
          </chart:series>
          <chart:series chart:style-name="ch10" chart:values-cell-range-address="local-table.$E$2:.$E$14" chart:label-cell-address="local-table.$E$1" chart:class="chart:line">
            <chart:data-point chart:repeated="13"/>
          </chart:series>
          <chart:series chart:style-name="ch11" chart:values-cell-range-address="local-table.$F$2:.$F$14" chart:label-cell-address="local-table.$F$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ort_omp_none</text:p>
              </table:table-cell>
              <table:table-cell office:value-type="string">
                <text:p>msort_omp_compact</text:p>
              </table:table-cell>
              <table:table-cell office:value-type="string">
                <text:p>msort_omp_scatter</text:p>
              </table:table-cell>
              <table:table-cell office:value-type="string">
                <text:p>msort_omp_balanced</text:p>
              </table:table-cell>
              <table:table-cell office:value-type="string">
                <text:p>msort_cilk</text:p>
              </table:table-cell>
            </table:table-row>
          </table:table-header-rows>
          <table:table-rows>
            <table:table-row>
              <table:table-cell office:value-type="string">
                <text:p>2^10</text:p>
              </table:table-cell>
              <table:table-cell office:value-type="float" office:value="0.00235746839945261">
                <text:p>0.00235746839945261</text:p>
              </table:table-cell>
              <table:table-cell office:value-type="float" office:value="0.0110980279421096">
                <text:p>0.0110980279421096</text:p>
              </table:table-cell>
              <table:table-cell office:value-type="float" office:value="0.00195206204356425">
                <text:p>0.00195206204356425</text:p>
              </table:table-cell>
              <table:table-cell office:value-type="float" office:value="0.00318071783407462">
                <text:p>0.00318071783407462</text:p>
              </table:table-cell>
              <table:table-cell office:value-type="float" office:value="0.0165817812499924">
                <text:p>0.0165817812499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42811772996246">
                <text:p>0.00542811772996246</text:p>
              </table:table-cell>
              <table:table-cell office:value-type="float" office:value="0.00438714955345553">
                <text:p>0.00438714955345553</text:p>
              </table:table-cell>
              <table:table-cell office:value-type="float" office:value="0.00383361950971922">
                <text:p>0.00383361950971922</text:p>
              </table:table-cell>
              <table:table-cell office:value-type="float" office:value="0.00847072185267104">
                <text:p>0.00847072185267104</text:p>
              </table:table-cell>
              <table:table-cell office:value-type="float" office:value="0.0300073602227137">
                <text:p>0.0300073602227137</text:p>
              </table:table-cell>
            </table:table-row>
            <table:table-row>
              <table:table-cell office:value-type="string">
                <text:p>2^12</text:p>
              </table:table-cell>
              <table:table-cell office:value-type="float" office:value="0.00877624473398092">
                <text:p>0.00877624473398092</text:p>
              </table:table-cell>
              <table:table-cell office:value-type="float" office:value="0.0136822710230963">
                <text:p>0.0136822710230963</text:p>
              </table:table-cell>
              <table:table-cell office:value-type="float" office:value="0.00689808088347574">
                <text:p>0.00689808088347574</text:p>
              </table:table-cell>
              <table:table-cell office:value-type="float" office:value="0.00735774626049981">
                <text:p>0.00735774626049981</text:p>
              </table:table-cell>
              <table:table-cell office:value-type="float" office:value="0.0412512158581384">
                <text:p>0.0412512158581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58286079762998">
                <text:p>0.0158286079762998</text:p>
              </table:table-cell>
              <table:table-cell office:value-type="float" office:value="0.0370924914422677">
                <text:p>0.0370924914422677</text:p>
              </table:table-cell>
              <table:table-cell office:value-type="float" office:value="0.0253090636798416">
                <text:p>0.0253090636798416</text:p>
              </table:table-cell>
              <table:table-cell office:value-type="float" office:value="0.0254970634886216">
                <text:p>0.0254970634886216</text:p>
              </table:table-cell>
              <table:table-cell office:value-type="float" office:value="0.08084361598243">
                <text:p>0.08084361598243</text:p>
              </table:table-cell>
            </table:table-row>
            <table:table-row>
              <table:table-cell office:value-type="string">
                <text:p>2^14</text:p>
              </table:table-cell>
              <table:table-cell office:value-type="float" office:value="0.0335991693955945">
                <text:p>0.0335991693955945</text:p>
              </table:table-cell>
              <table:table-cell office:value-type="float" office:value="0.141291055909074">
                <text:p>0.141291055909074</text:p>
              </table:table-cell>
              <table:table-cell office:value-type="float" office:value="0.040886365100609">
                <text:p>0.040886365100609</text:p>
              </table:table-cell>
              <table:table-cell office:value-type="float" office:value="0.0296285980254575">
                <text:p>0.0296285980254575</text:p>
              </table:table-cell>
              <table:table-cell office:value-type="float" office:value="0.182607878556235">
                <text:p>0.182607878556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01515167386131">
                <text:p>0.0701515167386131</text:p>
              </table:table-cell>
              <table:table-cell office:value-type="float" office:value="0.10468074051929">
                <text:p>0.10468074051929</text:p>
              </table:table-cell>
              <table:table-cell office:value-type="float" office:value="0.0871100747989263">
                <text:p>0.0871100747989263</text:p>
              </table:table-cell>
              <table:table-cell office:value-type="float" office:value="0.107683143160416">
                <text:p>0.107683143160416</text:p>
              </table:table-cell>
              <table:table-cell office:value-type="float" office:value="0.363015096790349">
                <text:p>0.363015096790349</text:p>
              </table:table-cell>
            </table:table-row>
            <table:table-row>
              <table:table-cell office:value-type="string">
                <text:p>2^16</text:p>
              </table:table-cell>
              <table:table-cell office:value-type="float" office:value="0.222394048529313">
                <text:p>0.222394048529313</text:p>
              </table:table-cell>
              <table:table-cell office:value-type="float" office:value="0.343759116394715">
                <text:p>0.343759116394715</text:p>
              </table:table-cell>
              <table:table-cell office:value-type="float" office:value="0.204378786883591">
                <text:p>0.204378786883591</text:p>
              </table:table-cell>
              <table:table-cell office:value-type="float" office:value="0.133591511066951">
                <text:p>0.133591511066951</text:p>
              </table:table-cell>
              <table:table-cell office:value-type="float" office:value="0.723016391991779">
                <text:p>0.723016391991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46573528180635">
                <text:p>0.446573528180635</text:p>
              </table:table-cell>
              <table:table-cell office:value-type="float" office:value="0.308910871021775">
                <text:p>0.308910871021775</text:p>
              </table:table-cell>
              <table:table-cell office:value-type="float" office:value="0.389775085657059">
                <text:p>0.389775085657059</text:p>
              </table:table-cell>
              <table:table-cell office:value-type="float" office:value="0.259804438415147">
                <text:p>0.259804438415147</text:p>
              </table:table-cell>
              <table:table-cell office:value-type="float" office:value="1.18574521272913">
                <text:p>1.18574521272913</text:p>
              </table:table-cell>
            </table:table-row>
            <table:table-row>
              <table:table-cell office:value-type="string">
                <text:p>2^18</text:p>
              </table:table-cell>
              <table:table-cell office:value-type="float" office:value="0.493589776413904">
                <text:p>0.493589776413904</text:p>
              </table:table-cell>
              <table:table-cell office:value-type="float" office:value="0.791915225875645">
                <text:p>0.791915225875645</text:p>
              </table:table-cell>
              <table:table-cell office:value-type="float" office:value="0.743029107324433">
                <text:p>0.743029107324433</text:p>
              </table:table-cell>
              <table:table-cell office:value-type="float" office:value="0.407914743564925">
                <text:p>0.407914743564925</text:p>
              </table:table-cell>
              <table:table-cell office:value-type="float" office:value="1.56606063297619">
                <text:p>1.56606063297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48240228243457">
                <text:p>0.748240228243457</text:p>
              </table:table-cell>
              <table:table-cell office:value-type="float" office:value="1.5926082751941">
                <text:p>1.5926082751941</text:p>
              </table:table-cell>
              <table:table-cell office:value-type="float" office:value="1.33006070486866">
                <text:p>1.33006070486866</text:p>
              </table:table-cell>
              <table:table-cell office:value-type="float" office:value="0.532523148688334">
                <text:p>0.532523148688334</text:p>
              </table:table-cell>
              <table:table-cell office:value-type="float" office:value="2.52988659843556">
                <text:p>2.52988659843556</text:p>
              </table:table-cell>
            </table:table-row>
            <table:table-row>
              <table:table-cell office:value-type="string">
                <text:p>2^20</text:p>
              </table:table-cell>
              <table:table-cell office:value-type="float" office:value="0.685342188206075">
                <text:p>0.685342188206075</text:p>
              </table:table-cell>
              <table:table-cell office:value-type="float" office:value="1.16700215618907">
                <text:p>1.16700215618907</text:p>
              </table:table-cell>
              <table:table-cell office:value-type="float" office:value="0.827570512103223">
                <text:p>0.827570512103223</text:p>
              </table:table-cell>
              <table:table-cell office:value-type="float" office:value="0.603149817592429">
                <text:p>0.603149817592429</text:p>
              </table:table-cell>
              <table:table-cell office:value-type="float" office:value="3.28571646852584">
                <text:p>3.28571646852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1056765638756">
                <text:p>1.41056765638756</text:p>
              </table:table-cell>
              <table:table-cell office:value-type="float" office:value="1.48822891296389">
                <text:p>1.48822891296389</text:p>
              </table:table-cell>
              <table:table-cell office:value-type="float" office:value="1.19971899630508">
                <text:p>1.19971899630508</text:p>
              </table:table-cell>
              <table:table-cell office:value-type="float" office:value="1.27365243022735">
                <text:p>1.27365243022735</text:p>
              </table:table-cell>
              <table:table-cell office:value-type="float" office:value="3.82430539791355">
                <text:p>3.82430539791355</text:p>
              </table:table-cell>
            </table:table-row>
            <table:table-row>
              <table:table-cell office:value-type="string">
                <text:p>2^22</text:p>
              </table:table-cell>
              <table:table-cell office:value-type="float" office:value="1.86241684965834">
                <text:p>1.86241684965834</text:p>
              </table:table-cell>
              <table:table-cell office:value-type="float" office:value="1.9379903254889">
                <text:p>1.9379903254889</text:p>
              </table:table-cell>
              <table:table-cell office:value-type="float" office:value="1.64085747626854">
                <text:p>1.64085747626854</text:p>
              </table:table-cell>
              <table:table-cell office:value-type="float" office:value="1.79264155517719">
                <text:p>1.79264155517719</text:p>
              </table:table-cell>
              <table:table-cell office:value-type="float" office:value="4.77085725684416">
                <text:p>4.77085725684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false" chart:label-arrangement="side-by-sid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429cm" svg:y="0.119cm" svg:width="6.743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709cm" svg:y="5.513cm" chart:style-name="ch4">
              <text:p>t</text:p>
            </chart:title>
            <chart:categories table:cell-range-address="local-table.$B$1:.$AG$1"/>
          </chart:axis>
          <chart:axis chart:dimension="y" chart:name="primary-y" chart:style-name="ch5">
            <chart:title svg:x="0.771cm" svg:y="3.588cm" chart:style-name="ch6">
              <text:p>msort 2^22 t</text:p>
            </chart:title>
          </chart:axis>
          <chart:series chart:style-name="ch7" chart:values-cell-range-address="local-table.$B$2:.$AG$2" chart:label-cell-address="local-table.$A$2" chart:class="chart:line">
            <chart:data-point chart:repeated="32"/>
          </chart:series>
          <chart:series chart:style-name="ch8" chart:values-cell-range-address="local-table.$B$3:.$AG$3" chart:label-cell-address="local-table.$A$3" chart:class="chart:line">
            <chart:data-point chart:repeated="32"/>
          </chart:series>
          <chart:series chart:style-name="ch9" chart:values-cell-range-address="local-table.$B$4:.$AG$4" chart:label-cell-address="local-table.$A$4" chart:class="chart:line">
            <chart:data-point chart:repeated="32"/>
          </chart:series>
          <chart:series chart:style-name="ch10" chart:values-cell-range-address="local-table.$B$5:.$AG$5" chart:label-cell-address="local-table.$A$5" chart:class="chart:line">
            <chart:data-point chart:repeated="32"/>
          </chart:series>
          <chart:series chart:style-name="ch11" chart:values-cell-range-address="local-table.$B$6:.$AG$6" chart:label-cell-address="local-table.$A$6" chart:class="chart:line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msort_omp_none</text:p>
              </table:table-cell>
              <table:table-cell office:value-type="float" office:value="0.524864842761576">
                <text:p>0.524864842761576</text:p>
              </table:table-cell>
              <table:table-cell office:value-type="float" office:value="0.417661411095615">
                <text:p>0.417661411095615</text:p>
              </table:table-cell>
              <table:table-cell office:value-type="float" office:value="0.501007748820089">
                <text:p>0.501007748820089</text:p>
              </table:table-cell>
              <table:table-cell office:value-type="float" office:value="0.530539595617899">
                <text:p>0.530539595617899</text:p>
              </table:table-cell>
              <table:table-cell office:value-type="float" office:value="0.641646993417666">
                <text:p>0.641646993417666</text:p>
              </table:table-cell>
              <table:table-cell office:value-type="float" office:value="0.727986711282739">
                <text:p>0.727986711282739</text:p>
              </table:table-cell>
              <table:table-cell office:value-type="float" office:value="0.773940132626356">
                <text:p>0.773940132626356</text:p>
              </table:table-cell>
              <table:table-cell office:value-type="float" office:value="0.909990565191732">
                <text:p>0.909990565191732</text:p>
              </table:table-cell>
              <table:table-cell office:value-type="float" office:value="0.757953790268505">
                <text:p>0.757953790268505</text:p>
              </table:table-cell>
              <table:table-cell office:value-type="float" office:value="1.08396099041733">
                <text:p>1.08396099041733</text:p>
              </table:table-cell>
              <table:table-cell office:value-type="float" office:value="1.0137154932638">
                <text:p>1.0137154932638</text:p>
              </table:table-cell>
              <table:table-cell office:value-type="float" office:value="1.27110940584021">
                <text:p>1.27110940584021</text:p>
              </table:table-cell>
              <table:table-cell office:value-type="float" office:value="1.18025165059124">
                <text:p>1.18025165059124</text:p>
              </table:table-cell>
              <table:table-cell office:value-type="float" office:value="1.18177357024604">
                <text:p>1.18177357024604</text:p>
              </table:table-cell>
              <table:table-cell office:value-type="float" office:value="1.23219272542496">
                <text:p>1.23219272542496</text:p>
              </table:table-cell>
              <table:table-cell office:value-type="float" office:value="1.19025260683746">
                <text:p>1.19025260683746</text:p>
              </table:table-cell>
              <table:table-cell office:value-type="float" office:value="1.62377458641601">
                <text:p>1.62377458641601</text:p>
              </table:table-cell>
              <table:table-cell office:value-type="float" office:value="1.25311615165629">
                <text:p>1.25311615165629</text:p>
              </table:table-cell>
              <table:table-cell office:value-type="float" office:value="1.55598876529765">
                <text:p>1.55598876529765</text:p>
              </table:table-cell>
              <table:table-cell office:value-type="float" office:value="1.32167690903475">
                <text:p>1.32167690903475</text:p>
              </table:table-cell>
              <table:table-cell office:value-type="float" office:value="1.5306437649432">
                <text:p>1.5306437649432</text:p>
              </table:table-cell>
              <table:table-cell office:value-type="float" office:value="1.61942492208778">
                <text:p>1.61942492208778</text:p>
              </table:table-cell>
              <table:table-cell office:value-type="float" office:value="1.83636421355578">
                <text:p>1.83636421355578</text:p>
              </table:table-cell>
              <table:table-cell office:value-type="float" office:value="1.68673396788752">
                <text:p>1.68673396788752</text:p>
              </table:table-cell>
              <table:table-cell office:value-type="float" office:value="1.72938319888505">
                <text:p>1.72938319888505</text:p>
              </table:table-cell>
              <table:table-cell office:value-type="float" office:value="1.77644430106885">
                <text:p>1.77644430106885</text:p>
              </table:table-cell>
              <table:table-cell office:value-type="float" office:value="1.93899449763826">
                <text:p>1.93899449763826</text:p>
              </table:table-cell>
              <table:table-cell office:value-type="float" office:value="1.84770893391059">
                <text:p>1.84770893391059</text:p>
              </table:table-cell>
              <table:table-cell office:value-type="float" office:value="1.7611794808882">
                <text:p>1.7611794808882</text:p>
              </table:table-cell>
              <table:table-cell office:value-type="float" office:value="1.92417237883315">
                <text:p>1.92417237883315</text:p>
              </table:table-cell>
              <table:table-cell office:value-type="float" office:value="1.70543104218821">
                <text:p>1.70543104218821</text:p>
              </table:table-cell>
              <table:table-cell office:value-type="float" office:value="1.86241684965834">
                <text:p>1.86241684965834</text:p>
              </table:table-cell>
            </table:table-row>
            <table:table-row>
              <table:table-cell office:value-type="string">
                <text:p>msort_omp_compact</text:p>
              </table:table-cell>
              <table:table-cell office:value-type="float" office:value="0.512995287522784">
                <text:p>0.512995287522784</text:p>
              </table:table-cell>
              <table:table-cell office:value-type="float" office:value="0.261150746498153">
                <text:p>0.261150746498153</text:p>
              </table:table-cell>
              <table:table-cell office:value-type="float" office:value="0.432551139289437">
                <text:p>0.432551139289437</text:p>
              </table:table-cell>
              <table:table-cell office:value-type="float" office:value="0.489002972584899">
                <text:p>0.489002972584899</text:p>
              </table:table-cell>
              <table:table-cell office:value-type="float" office:value="0.576949720196285">
                <text:p>0.576949720196285</text:p>
              </table:table-cell>
              <table:table-cell office:value-type="float" office:value="0.62862132926187">
                <text:p>0.62862132926187</text:p>
              </table:table-cell>
              <table:table-cell office:value-type="float" office:value="0.732557541399062">
                <text:p>0.732557541399062</text:p>
              </table:table-cell>
              <table:table-cell office:value-type="float" office:value="0.802416315956007">
                <text:p>0.802416315956007</text:p>
              </table:table-cell>
              <table:table-cell office:value-type="float" office:value="0.880936984951243">
                <text:p>0.880936984951243</text:p>
              </table:table-cell>
              <table:table-cell office:value-type="float" office:value="0.994519882931345">
                <text:p>0.994519882931345</text:p>
              </table:table-cell>
              <table:table-cell office:value-type="float" office:value="0.941069835620649">
                <text:p>0.941069835620649</text:p>
              </table:table-cell>
              <table:table-cell office:value-type="float" office:value="1.10979113995742">
                <text:p>1.10979113995742</text:p>
              </table:table-cell>
              <table:table-cell office:value-type="float" office:value="1.0755506174387">
                <text:p>1.0755506174387</text:p>
              </table:table-cell>
              <table:table-cell office:value-type="float" office:value="1.12722817744261">
                <text:p>1.12722817744261</text:p>
              </table:table-cell>
              <table:table-cell office:value-type="float" office:value="1.21782428653254">
                <text:p>1.21782428653254</text:p>
              </table:table-cell>
              <table:table-cell office:value-type="float" office:value="1.36569398435524">
                <text:p>1.36569398435524</text:p>
              </table:table-cell>
              <table:table-cell office:value-type="float" office:value="1.30475147051365">
                <text:p>1.30475147051365</text:p>
              </table:table-cell>
              <table:table-cell office:value-type="float" office:value="1.39419214197789">
                <text:p>1.39419214197789</text:p>
              </table:table-cell>
              <table:table-cell office:value-type="float" office:value="1.34413330167224">
                <text:p>1.34413330167224</text:p>
              </table:table-cell>
              <table:table-cell office:value-type="float" office:value="1.52882717458711">
                <text:p>1.52882717458711</text:p>
              </table:table-cell>
              <table:table-cell office:value-type="float" office:value="1.55003051374566">
                <text:p>1.55003051374566</text:p>
              </table:table-cell>
              <table:table-cell office:value-type="float" office:value="1.5834841095692">
                <text:p>1.5834841095692</text:p>
              </table:table-cell>
              <table:table-cell office:value-type="float" office:value="1.68460560897321">
                <text:p>1.68460560897321</text:p>
              </table:table-cell>
              <table:table-cell office:value-type="float" office:value="1.79484647016973">
                <text:p>1.79484647016973</text:p>
              </table:table-cell>
              <table:table-cell office:value-type="float" office:value="1.86087864392415">
                <text:p>1.86087864392415</text:p>
              </table:table-cell>
              <table:table-cell office:value-type="float" office:value="1.69977325798605">
                <text:p>1.69977325798605</text:p>
              </table:table-cell>
              <table:table-cell office:value-type="float" office:value="1.67961878581243">
                <text:p>1.67961878581243</text:p>
              </table:table-cell>
              <table:table-cell office:value-type="float" office:value="1.94684762008619">
                <text:p>1.94684762008619</text:p>
              </table:table-cell>
              <table:table-cell office:value-type="float" office:value="1.85001432319178">
                <text:p>1.85001432319178</text:p>
              </table:table-cell>
              <table:table-cell office:value-type="float" office:value="2.15623044308131">
                <text:p>2.15623044308131</text:p>
              </table:table-cell>
              <table:table-cell office:value-type="float" office:value="1.66402226064529">
                <text:p>1.66402226064529</text:p>
              </table:table-cell>
              <table:table-cell office:value-type="float" office:value="1.9379903254889">
                <text:p>1.9379903254889</text:p>
              </table:table-cell>
            </table:table-row>
            <table:table-row>
              <table:table-cell office:value-type="string">
                <text:p>msort_omp_scatter</text:p>
              </table:table-cell>
              <table:table-cell office:value-type="float" office:value="0.539356970713651">
                <text:p>0.539356970713651</text:p>
              </table:table-cell>
              <table:table-cell office:value-type="float" office:value="0.404165605635498">
                <text:p>0.404165605635498</text:p>
              </table:table-cell>
              <table:table-cell office:value-type="float" office:value="0.482462882690051">
                <text:p>0.482462882690051</text:p>
              </table:table-cell>
              <table:table-cell office:value-type="float" office:value="0.505331706131693">
                <text:p>0.505331706131693</text:p>
              </table:table-cell>
              <table:table-cell office:value-type="float" office:value="0.512104036052283">
                <text:p>0.512104036052283</text:p>
              </table:table-cell>
              <table:table-cell office:value-type="float" office:value="0.683360324507643">
                <text:p>0.683360324507643</text:p>
              </table:table-cell>
              <table:table-cell office:value-type="float" office:value="0.780583449766194">
                <text:p>0.780583449766194</text:p>
              </table:table-cell>
              <table:table-cell office:value-type="float" office:value="0.920933632161194">
                <text:p>0.920933632161194</text:p>
              </table:table-cell>
              <table:table-cell office:value-type="float" office:value="0.840777235895076">
                <text:p>0.840777235895076</text:p>
              </table:table-cell>
              <table:table-cell office:value-type="float" office:value="1.13379726851652">
                <text:p>1.13379726851652</text:p>
              </table:table-cell>
              <table:table-cell office:value-type="float" office:value="1.28266398543327">
                <text:p>1.28266398543327</text:p>
              </table:table-cell>
              <table:table-cell office:value-type="float" office:value="1.31585651794636">
                <text:p>1.31585651794636</text:p>
              </table:table-cell>
              <table:table-cell office:value-type="float" office:value="1.44105268096091">
                <text:p>1.44105268096091</text:p>
              </table:table-cell>
              <table:table-cell office:value-type="float" office:value="1.40490831779945">
                <text:p>1.40490831779945</text:p>
              </table:table-cell>
              <table:table-cell office:value-type="float" office:value="1.51901772550736">
                <text:p>1.51901772550736</text:p>
              </table:table-cell>
              <table:table-cell office:value-type="float" office:value="1.42838334325622">
                <text:p>1.42838334325622</text:p>
              </table:table-cell>
              <table:table-cell office:value-type="float" office:value="1.43231205753844">
                <text:p>1.43231205753844</text:p>
              </table:table-cell>
              <table:table-cell office:value-type="float" office:value="1.54161929646218">
                <text:p>1.54161929646218</text:p>
              </table:table-cell>
              <table:table-cell office:value-type="float" office:value="1.46698796693138">
                <text:p>1.46698796693138</text:p>
              </table:table-cell>
              <table:table-cell office:value-type="float" office:value="1.55639354654143">
                <text:p>1.55639354654143</text:p>
              </table:table-cell>
              <table:table-cell office:value-type="float" office:value="1.55800420587801">
                <text:p>1.55800420587801</text:p>
              </table:table-cell>
              <table:table-cell office:value-type="float" office:value="1.63718409394337">
                <text:p>1.63718409394337</text:p>
              </table:table-cell>
              <table:table-cell office:value-type="float" office:value="1.58031811288789">
                <text:p>1.58031811288789</text:p>
              </table:table-cell>
              <table:table-cell office:value-type="float" office:value="1.84741149328066">
                <text:p>1.84741149328066</text:p>
              </table:table-cell>
              <table:table-cell office:value-type="float" office:value="1.754948348439">
                <text:p>1.754948348439</text:p>
              </table:table-cell>
              <table:table-cell office:value-type="float" office:value="1.65677597990367">
                <text:p>1.65677597990367</text:p>
              </table:table-cell>
              <table:table-cell office:value-type="float" office:value="1.70741240767394">
                <text:p>1.70741240767394</text:p>
              </table:table-cell>
              <table:table-cell office:value-type="float" office:value="1.64743155521782">
                <text:p>1.64743155521782</text:p>
              </table:table-cell>
              <table:table-cell office:value-type="float" office:value="1.5928195830002">
                <text:p>1.5928195830002</text:p>
              </table:table-cell>
              <table:table-cell office:value-type="float" office:value="1.92344119804205">
                <text:p>1.92344119804205</text:p>
              </table:table-cell>
              <table:table-cell office:value-type="float" office:value="2.03933057645579">
                <text:p>2.03933057645579</text:p>
              </table:table-cell>
              <table:table-cell office:value-type="float" office:value="1.64085747626854">
                <text:p>1.64085747626854</text:p>
              </table:table-cell>
            </table:table-row>
            <table:table-row>
              <table:table-cell office:value-type="string">
                <text:p>msort_omp_balanced</text:p>
              </table:table-cell>
              <table:table-cell office:value-type="float" office:value="0.504862641100228">
                <text:p>0.504862641100228</text:p>
              </table:table-cell>
              <table:table-cell office:value-type="float" office:value="0.418649403155945">
                <text:p>0.418649403155945</text:p>
              </table:table-cell>
              <table:table-cell office:value-type="float" office:value="0.497826277260178">
                <text:p>0.497826277260178</text:p>
              </table:table-cell>
              <table:table-cell office:value-type="float" office:value="0.50803310384692">
                <text:p>0.50803310384692</text:p>
              </table:table-cell>
              <table:table-cell office:value-type="float" office:value="0.527395877513187">
                <text:p>0.527395877513187</text:p>
              </table:table-cell>
              <table:table-cell office:value-type="float" office:value="0.596790711370997">
                <text:p>0.596790711370997</text:p>
              </table:table-cell>
              <table:table-cell office:value-type="float" office:value="0.773393253972929">
                <text:p>0.773393253972929</text:p>
              </table:table-cell>
              <table:table-cell office:value-type="float" office:value="0.848314042942152">
                <text:p>0.848314042942152</text:p>
              </table:table-cell>
              <table:table-cell office:value-type="float" office:value="0.86674729516895">
                <text:p>0.86674729516895</text:p>
              </table:table-cell>
              <table:table-cell office:value-type="float" office:value="1.07284696300178">
                <text:p>1.07284696300178</text:p>
              </table:table-cell>
              <table:table-cell office:value-type="float" office:value="1.05960566978562">
                <text:p>1.05960566978562</text:p>
              </table:table-cell>
              <table:table-cell office:value-type="float" office:value="1.18694346091504">
                <text:p>1.18694346091504</text:p>
              </table:table-cell>
              <table:table-cell office:value-type="float" office:value="1.20146672140338">
                <text:p>1.20146672140338</text:p>
              </table:table-cell>
              <table:table-cell office:value-type="float" office:value="1.39959528778839">
                <text:p>1.39959528778839</text:p>
              </table:table-cell>
              <table:table-cell office:value-type="float" office:value="1.10978938043458">
                <text:p>1.10978938043458</text:p>
              </table:table-cell>
              <table:table-cell office:value-type="float" office:value="1.68644613336811">
                <text:p>1.68644613336811</text:p>
              </table:table-cell>
              <table:table-cell office:value-type="float" office:value="1.3825178179342">
                <text:p>1.3825178179342</text:p>
              </table:table-cell>
              <table:table-cell office:value-type="float" office:value="1.54366208607279">
                <text:p>1.54366208607279</text:p>
              </table:table-cell>
              <table:table-cell office:value-type="float" office:value="1.38907498437623">
                <text:p>1.38907498437623</text:p>
              </table:table-cell>
              <table:table-cell office:value-type="float" office:value="1.66181124069616">
                <text:p>1.66181124069616</text:p>
              </table:table-cell>
              <table:table-cell office:value-type="float" office:value="1.4152242303693">
                <text:p>1.4152242303693</text:p>
              </table:table-cell>
              <table:table-cell office:value-type="float" office:value="1.74423946343381">
                <text:p>1.74423946343381</text:p>
              </table:table-cell>
              <table:table-cell office:value-type="float" office:value="1.57786928701354">
                <text:p>1.57786928701354</text:p>
              </table:table-cell>
              <table:table-cell office:value-type="float" office:value="1.74565654961109">
                <text:p>1.74565654961109</text:p>
              </table:table-cell>
              <table:table-cell office:value-type="float" office:value="1.8472638434927">
                <text:p>1.8472638434927</text:p>
              </table:table-cell>
              <table:table-cell office:value-type="float" office:value="1.87018914347871">
                <text:p>1.87018914347871</text:p>
              </table:table-cell>
              <table:table-cell office:value-type="float" office:value="1.69095088404707">
                <text:p>1.69095088404707</text:p>
              </table:table-cell>
              <table:table-cell office:value-type="float" office:value="1.70948723348245">
                <text:p>1.70948723348245</text:p>
              </table:table-cell>
              <table:table-cell office:value-type="float" office:value="1.87952971913476">
                <text:p>1.87952971913476</text:p>
              </table:table-cell>
              <table:table-cell office:value-type="float" office:value="1.87146703897099">
                <text:p>1.87146703897099</text:p>
              </table:table-cell>
              <table:table-cell office:value-type="float" office:value="2.07674394379213">
                <text:p>2.07674394379213</text:p>
              </table:table-cell>
              <table:table-cell office:value-type="float" office:value="1.79264155517719">
                <text:p>1.79264155517719</text:p>
              </table:table-cell>
            </table:table-row>
            <table:table-row>
              <table:table-cell office:value-type="string">
                <text:p>msort_cilk</text:p>
              </table:table-cell>
              <table:table-cell office:value-type="float" office:value="0.712318105556692">
                <text:p>0.712318105556692</text:p>
              </table:table-cell>
              <table:table-cell office:value-type="float" office:value="1.173859260542">
                <text:p>1.173859260542</text:p>
              </table:table-cell>
              <table:table-cell office:value-type="float" office:value="1.6922090850553">
                <text:p>1.6922090850553</text:p>
              </table:table-cell>
              <table:table-cell office:value-type="float" office:value="2.15853364515025">
                <text:p>2.15853364515025</text:p>
              </table:table-cell>
              <table:table-cell office:value-type="float" office:value="2.4843178889232">
                <text:p>2.4843178889232</text:p>
              </table:table-cell>
              <table:table-cell office:value-type="float" office:value="2.9078526153519">
                <text:p>2.9078526153519</text:p>
              </table:table-cell>
              <table:table-cell office:value-type="float" office:value="3.08443572859732">
                <text:p>3.08443572859732</text:p>
              </table:table-cell>
              <table:table-cell office:value-type="float" office:value="3.47551274299428">
                <text:p>3.47551274299428</text:p>
              </table:table-cell>
              <table:table-cell office:value-type="float" office:value="3.62018740292642">
                <text:p>3.62018740292642</text:p>
              </table:table-cell>
              <table:table-cell office:value-type="float" office:value="3.76102705282803">
                <text:p>3.76102705282803</text:p>
              </table:table-cell>
              <table:table-cell office:value-type="float" office:value="3.82780031095806">
                <text:p>3.82780031095806</text:p>
              </table:table-cell>
              <table:table-cell office:value-type="float" office:value="4.21646337716589">
                <text:p>4.21646337716589</text:p>
              </table:table-cell>
              <table:table-cell office:value-type="float" office:value="4.21609906766574">
                <text:p>4.21609906766574</text:p>
              </table:table-cell>
              <table:table-cell office:value-type="float" office:value="3.98749772215927">
                <text:p>3.98749772215927</text:p>
              </table:table-cell>
              <table:table-cell office:value-type="float" office:value="4.19230285676256">
                <text:p>4.19230285676256</text:p>
              </table:table-cell>
              <table:table-cell office:value-type="float" office:value="4.50203966208249">
                <text:p>4.50203966208249</text:p>
              </table:table-cell>
              <table:table-cell office:value-type="float" office:value="4.68599980098038">
                <text:p>4.68599980098038</text:p>
              </table:table-cell>
              <table:table-cell office:value-type="float" office:value="4.35368910331179">
                <text:p>4.35368910331179</text:p>
              </table:table-cell>
              <table:table-cell office:value-type="float" office:value="4.59953071923542">
                <text:p>4.59953071923542</text:p>
              </table:table-cell>
              <table:table-cell office:value-type="float" office:value="4.78092613653178">
                <text:p>4.78092613653178</text:p>
              </table:table-cell>
              <table:table-cell office:value-type="float" office:value="4.67215925156461">
                <text:p>4.67215925156461</text:p>
              </table:table-cell>
              <table:table-cell office:value-type="float" office:value="4.92777095396908">
                <text:p>4.92777095396908</text:p>
              </table:table-cell>
              <table:table-cell office:value-type="float" office:value="4.83252768355447">
                <text:p>4.83252768355447</text:p>
              </table:table-cell>
              <table:table-cell office:value-type="float" office:value="4.97798951414524">
                <text:p>4.97798951414524</text:p>
              </table:table-cell>
              <table:table-cell office:value-type="float" office:value="4.90757784721567">
                <text:p>4.90757784721567</text:p>
              </table:table-cell>
              <table:table-cell office:value-type="float" office:value="5.04858373419287">
                <text:p>5.04858373419287</text:p>
              </table:table-cell>
              <table:table-cell office:value-type="float" office:value="5.10540179173326">
                <text:p>5.10540179173326</text:p>
              </table:table-cell>
              <table:table-cell office:value-type="float" office:value="4.99911931153027">
                <text:p>4.99911931153027</text:p>
              </table:table-cell>
              <table:table-cell office:value-type="float" office:value="4.95428539314295">
                <text:p>4.95428539314295</text:p>
              </table:table-cell>
              <table:table-cell office:value-type="float" office:value="5.09159958466818">
                <text:p>5.09159958466818</text:p>
              </table:table-cell>
              <table:table-cell office:value-type="float" office:value="4.59154658562728">
                <text:p>4.59154658562728</text:p>
              </table:table-cell>
              <table:table-cell office:value-type="float" office:value="4.77085725684416">
                <text:p>4.770857256844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